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646cm" fo:margin-left="-1.695cm" table:align="left" style:writing-mode="lr-tb"/>
    </style:style>
    <style:style style:name="Table1.A" style:family="table-column">
      <style:table-column-properties style:column-width="1.531cm"/>
    </style:style>
    <style:style style:name="Table1.B" style:family="table-column">
      <style:table-column-properties style:column-width="6.115cm"/>
    </style:style>
    <style:style style:name="Table1.1" style:family="table-row">
      <style:table-row-properties style:min-row-height="0.12cm" fo:keep-together="auto"/>
    </style:style>
    <style:style style:name="Table1.A1" style:family="table-cell">
      <style:table-cell-properties style:vertical-align="top" fo:background-color="#ffffff" fo:padding-left="0.265cm" fo:padding-right="0.265cm" fo:padding-top="0cm" fo:padding-bottom="0cm" fo:border="none" style:writing-mode="lr-tb">
        <style:background-image/>
      </style:table-cell-properties>
    </style:style>
    <style:style style:name="Table1.B1" style:family="table-cell">
      <style:table-cell-properties fo:padding="0cm" fo:border="none"/>
    </style:style>
    <style:style style:name="Table1.2" style:family="table-row">
      <style:table-row-properties style:min-row-height="0.351cm" fo:keep-together="auto"/>
    </style:style>
    <style:style style:name="Table1.B2" style:family="table-cell">
      <style:table-cell-properties style:vertical-align="top" fo:background-color="#ffffff" fo:padding="0.026cm" fo:border="none" style:writing-mode="lr-tb">
        <style:background-image/>
      </style:table-cell-properties>
    </style:style>
    <style:style style:name="Table2" style:family="table">
      <style:table-properties style:width="8.581cm" table:align="center" style:writing-mode="lr-tb"/>
    </style:style>
    <style:style style:name="Table2.A" style:family="table-column">
      <style:table-column-properties style:column-width="1.27cm"/>
    </style:style>
    <style:style style:name="Table2.B" style:family="table-column">
      <style:table-column-properties style:column-width="4.128cm"/>
    </style:style>
    <style:style style:name="Table2.C" style:family="table-column">
      <style:table-column-properties style:column-width="1.588cm"/>
    </style:style>
    <style:style style:name="Table2.D" style:family="table-column">
      <style:table-column-properties style:column-width="1.596cm"/>
    </style:style>
    <style:style style:name="Table2.1" style:family="table-row">
      <style:table-row-properties style:min-row-height="0.423cm" fo:keep-together="always"/>
    </style:style>
    <style:style style:name="Table2.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2.B1" style:family="table-cell">
      <style:table-cell-properties style:vertical-align="middle" fo:padding-left="0.191cm" fo:padding-right="0.191cm" fo:padding-top="0cm" fo:padding-bottom="0cm" fo:border="0.25pt solid #000000" style:writing-mode="lr-tb"/>
    </style:style>
    <style:style style:name="Table2.3" style:family="table-row">
      <style:table-row-properties style:min-row-height="0.564cm" fo:keep-together="auto"/>
    </style:style>
    <style:style style:name="P1" style:family="paragraph" style:parent-style-name="Abstract">
      <style:paragraph-properties fo:margin-left="0cm" fo:margin-right="0cm" fo:text-indent="0cm" style:auto-text-indent="false"/>
    </style:style>
    <style:style style:name="P2" style:family="paragraph" style:parent-style-name="Author">
      <style:paragraph-properties fo:margin-top="0.176cm" fo:margin-bottom="0.071cm" loext:contextual-spacing="false"/>
    </style:style>
    <style:style style:name="P3" style:family="paragraph" style:parent-style-name="Author">
      <style:paragraph-properties fo:margin-top="0.176cm" fo:margin-bottom="0.071cm" loext:contextual-spacing="false" fo:break-before="column"/>
      <style:text-properties fo:font-size="9pt" style:font-name-asian="Times New Roman" style:font-size-asian="9pt" style:font-size-complex="9pt"/>
    </style:style>
    <style:style style:name="P4" style:family="paragraph" style:parent-style-name="Author">
      <style:paragraph-properties fo:margin-top="0.176cm" fo:margin-bottom="0.071cm" loext:contextual-spacing="false" fo:break-before="column"/>
      <style:text-properties style:font-name-asian="Times New Roman"/>
    </style:style>
    <style:style style:name="P5" style:family="paragraph" style:parent-style-name="Author">
      <style:paragraph-properties fo:margin-top="0.176cm" fo:margin-bottom="0.176cm" loext:contextual-spacing="false" fo:line-height="50%"/>
      <style:text-properties fo:font-size="8pt" style:font-size-asian="8pt" style:font-size-complex="8pt"/>
    </style:style>
    <style:style style:name="P6" style:family="paragraph" style:parent-style-name="Footer">
      <style:paragraph-properties fo:text-align="start" style:justify-single-word="false"/>
      <style:text-properties fo:font-size="8pt" style:font-size-asian="8pt" style:font-size-complex="8pt"/>
    </style:style>
    <style:style style:name="P7" style:family="paragraph" style:parent-style-name="Header">
      <style:paragraph-properties fo:text-align="end" style:justify-single-word="false"/>
    </style:style>
    <style:style style:name="P8" style:family="paragraph" style:parent-style-name="Standard">
      <style:paragraph-properties style:line-height-at-least="0.529cm" fo:text-align="start" style:justify-single-word="false"/>
    </style:style>
    <style:style style:name="P9" style:family="paragraph" style:parent-style-name="Standard">
      <style:paragraph-properties style:line-height-at-least="0.529cm" fo:text-align="start" style:justify-single-word="false" style:snap-to-layout-grid="false"/>
      <style:text-properties fo:color="#24292e" style:font-name="Consolas" fo:font-size="9pt" fo:language="en" fo:country="IN" style:font-name-asian="Times New Roman" style:font-size-asian="9pt" style:language-asian="en" style:country-asian="IN" style:font-name-complex="Segoe UI" style:font-size-complex="9pt"/>
    </style:style>
    <style:style style:name="P10" style:family="paragraph" style:parent-style-name="Standard">
      <style:paragraph-properties style:snap-to-layout-grid="false"/>
      <style:text-properties fo:color="#24292e" style:font-name="Consolas" fo:font-size="9pt" fo:language="en" fo:country="IN" style:font-name-asian="Times New Roman" style:font-size-asian="9pt" style:language-asian="en" style:country-asian="IN" style:font-name-complex="Segoe UI" style:font-size-complex="9pt"/>
    </style:style>
    <style:style style:name="P11" style:family="paragraph" style:parent-style-name="Standard">
      <style:paragraph-properties style:line-height-at-least="0.529cm" fo:text-align="start" style:justify-single-word="false"/>
      <style:text-properties fo:color="#24292e" fo:language="en" fo:country="IN" style:font-name-asian="Times New Roman" style:language-asian="en" style:country-asian="IN"/>
    </style:style>
    <style:style style:name="P12" style:family="paragraph" style:parent-style-name="Standard">
      <style:paragraph-properties fo:text-align="start" style:justify-single-word="false"/>
      <style:text-properties fo:language="none" fo:country="none" fo:font-style="italic" style:language-asian="none" style:country-asian="none" style:font-style-asian="italic" style:font-style-complex="italic"/>
    </style:style>
    <style:style style:name="P13" style:family="paragraph" style:parent-style-name="Standard">
      <style:paragraph-properties style:snap-to-layout-grid="false"/>
      <style:text-properties fo:font-size="8pt" style:font-size-asian="8pt" style:font-size-complex="8pt"/>
    </style:style>
    <style:style style:name="P14" style:family="paragraph" style:parent-style-name="Standard">
      <style:paragraph-properties fo:margin-left="0cm" fo:margin-right="0cm" fo:margin-top="0cm" fo:margin-bottom="0.212cm" loext:contextual-spacing="false" fo:line-height="95%" fo:text-align="justify" style:justify-single-word="false" fo:text-indent="0.51cm" style:auto-text-indent="false"/>
    </style:style>
    <style:style style:name="P15" style:family="paragraph" style:parent-style-name="Standard" style:master-page-name="Convert_20_2">
      <style:paragraph-properties style:page-number="auto"/>
    </style:style>
    <style:style style:name="P16" style:family="paragraph" style:parent-style-name="Text_20_body">
      <style:text-properties fo:language="en" fo:country="US"/>
    </style:style>
    <style:style style:name="P17" style:family="paragraph" style:parent-style-name="Text_20_body" style:list-style-name="WW8Num15">
      <style:text-properties fo:language="en" fo:country="US"/>
    </style:style>
    <style:style style:name="P18" style:family="paragraph" style:parent-style-name="Text_20_body" style:list-style-name="WW8Num22">
      <style:text-properties fo:language="en" fo:country="US"/>
    </style:style>
    <style:style style:name="P19" style:family="paragraph" style:parent-style-name="Text_20_body" style:list-style-name="WW8Num15"/>
    <style:style style:name="P20" style:family="paragraph" style:parent-style-name="Text_20_body" style:list-style-name="WW8Num12"/>
    <style:style style:name="P21" style:family="paragraph" style:parent-style-name="Text_20_body" style:list-style-name="WW8Num22"/>
    <style:style style:name="P22" style:family="paragraph" style:parent-style-name="Text_20_body" style:list-style-name="WW8Num19"/>
    <style:style style:name="P23" style:family="paragraph" style:parent-style-name="Text_20_body" style:list-style-name="WW8Num19">
      <style:text-properties officeooo:rsid="000bbc5d" officeooo:paragraph-rsid="000bbc5d"/>
    </style:style>
    <style:style style:name="P24" style:family="paragraph" style:parent-style-name="Text_20_body" style:list-style-name="WW8Num19">
      <style:text-properties officeooo:rsid="000d9762" officeooo:paragraph-rsid="000d9762"/>
    </style:style>
    <style:style style:name="P25" style:family="paragraph" style:parent-style-name="Text_20_body">
      <style:paragraph-properties fo:margin-left="0cm" fo:margin-right="0cm" fo:text-indent="0.501cm" style:auto-text-indent="false"/>
    </style:style>
    <style:style style:name="P26" style:family="paragraph" style:parent-style-name="Text_20_body">
      <style:paragraph-properties fo:margin-left="0cm" fo:margin-right="0cm" fo:text-indent="0.51cm" style:auto-text-indent="false"/>
    </style:style>
    <style:style style:name="P27" style:family="paragraph" style:parent-style-name="bullet_20_list" style:list-style-name="WW8Num24"/>
    <style:style style:name="P28" style:family="paragraph" style:parent-style-name="bullet_20_list" style:list-style-name="WW8Num24">
      <style:text-properties fo:language="en" fo:country="US"/>
    </style:style>
    <style:style style:name="P29" style:family="paragraph" style:parent-style-name="bullet_20_list" style:list-style-name="">
      <style:paragraph-properties fo:margin-left="1.016cm" fo:margin-right="0cm" fo:text-indent="0cm" style:auto-text-indent="false"/>
    </style:style>
    <style:style style:name="P30" style:family="paragraph" style:parent-style-name="paper_20_title" style:master-page-name="Standard">
      <style:paragraph-properties fo:margin-top="0.176cm" fo:margin-bottom="0.176cm" loext:contextual-spacing="false" style:page-number="auto"/>
    </style:style>
    <style:style style:name="P31" style:family="paragraph" style:parent-style-name="references">
      <style:paragraph-properties fo:margin-left="0.624cm" fo:margin-right="0cm" fo:text-indent="-0.624cm" style:auto-text-indent="false"/>
    </style:style>
    <style:style style:name="P32" style:family="paragraph" style:parent-style-name="references" style:list-style-name="">
      <style:paragraph-properties fo:margin-left="0.635cm" fo:margin-right="0cm" fo:text-indent="-0.635cm" style:auto-text-indent="false"/>
    </style:style>
    <style:style style:name="P33" style:family="paragraph" style:parent-style-name="references" style:list-style-name="">
      <style:paragraph-properties fo:margin-left="0.635cm" fo:margin-right="0cm" fo:text-align="center" style:justify-single-word="false" fo:text-indent="-0.635cm" style:auto-text-indent="false"/>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style-complex="italic"/>
    </style:style>
    <style:style style:name="T8" style:family="text">
      <style:text-properties fo:color="#000000" style:text-underline-style="none"/>
    </style:style>
    <style:style style:name="T9" style:family="text">
      <style:text-properties fo:language="en" fo:country="US"/>
    </style:style>
    <style:style style:name="T10" style:family="text">
      <style:text-properties fo:language="en" fo:country="US" fo:font-weight="bold" style:font-weight-asian="bold"/>
    </style:style>
    <style:style style:name="T11" style:family="text">
      <style:text-properties fo:language="en" fo:country="US" officeooo:rsid="000bbc5d"/>
    </style:style>
    <style:style style:name="T12" style:family="text">
      <style:text-properties fo:language="en" fo:country="US" officeooo:rsid="000d9762"/>
    </style:style>
    <style:style style:name="T13" style:family="text">
      <style:text-properties style:font-name="Consolas" fo:font-size="9pt" style:font-size-asian="9pt" style:font-name-complex="Segoe UI" style:font-size-complex="9pt"/>
    </style:style>
    <style:style style:name="T14" style:family="text">
      <style:text-properties style:font-name-asian="Times New Roman"/>
    </style:style>
    <style:style style:name="T15" style:family="text">
      <style:text-properties fo:color="#24292e" style:font-name="Consolas" fo:font-size="9pt" fo:language="en" fo:country="IN" style:font-name-asian="Times New Roman" style:font-size-asian="9pt" style:language-asian="en" style:country-asian="IN" style:font-name-complex="Segoe UI" style:font-size-complex="9pt"/>
    </style:style>
    <style:style style:name="T16" style:family="text">
      <style:text-properties fo:color="#24292e" fo:language="en" fo:country="IN" style:font-name-asian="Times New Roman" style:language-asian="en" style:country-asian="IN"/>
    </style:style>
    <style:style style:name="T17" style:family="text">
      <style:text-properties style:font-name="Times New Roman" fo:font-style="italic" style:font-style-asian="italic" style:font-name-complex="Times New Roman"/>
    </style:style>
    <style:style style:name="T18" style:family="text">
      <style:text-properties style:font-name="Symbol" fo:font-style="italic" style:font-style-asian="italic" style:font-name-complex="Symbol" style:font-style-complex="italic"/>
    </style:style>
    <style:style style:name="T19" style:family="text">
      <style:text-properties style:text-position="sub 58%"/>
    </style:style>
    <style:style style:name="T20" style:family="text">
      <style:text-properties fo:font-weight="bold" style:font-weight-asian="bold"/>
    </style:style>
    <style:style style:name="T21" style:family="text">
      <style:text-properties fo:font-style="normal" style:font-style-asian="normal"/>
    </style:style>
    <style:style style:name="T22" style:family="text">
      <style:text-properties fo:language="none" fo:country="none" fo:font-style="italic" style:language-asian="none" style:country-asian="none" style:font-style-asian="italic" style:font-style-complex="italic"/>
    </style:style>
    <style:style style:name="T23" style:family="text">
      <style:text-properties fo:font-size="4pt" style:font-size-asian="4pt" style:font-size-complex="4pt"/>
    </style:style>
    <style:style style:name="T24" style:family="text">
      <style:text-properties style:text-position="super 58%"/>
    </style:style>
    <style:style style:name="T25" style:family="text">
      <style:text-properties fo:font-variant="normal" fo:text-transform="none" fo:font-style="italic" style:font-style-asian="italic" style:font-style-complex="italic"/>
    </style:style>
    <style:style style:name="T26" style:family="text">
      <style:text-properties fo:color="#ff0000" fo:font-size="10pt" fo:letter-spacing="-0.002cm" fo:language="none" fo:country="none" fo:font-weight="bold" style:font-name-asian="SimSun" style:font-size-asian="10pt" style:font-weight-asian="bold" style:font-size-complex="10pt"/>
    </style:style>
    <style:style style:name="fr1" style:family="graphic" style:parent-style-name="Frame">
      <style:graphic-properties fo:margin-left="0cm" fo:margin-right="0.319cm" fo:margin-top="0cm" fo:margin-bottom="0cm" style:run-through="background" style:wrap="parallel" style:number-wrapped-paragraphs="no-limit" style:vertical-pos="from-top" style:vertical-rel="paragraph" style:horizontal-pos="left" style:horizontal-rel="page-content" fo:background-color="#ffffff" draw:fill="solid" draw:fill-color="#ffffff" fo:padding-left="0.254cm" fo:padding-right="0.254cm" fo:padding-top="0.127cm" fo:padding-bottom="0.127cm" fo:border="0.74pt solid #000000"/>
    </style:style>
    <style:style style:name="Sect1" style:family="section">
      <style:section-properties style:writing-mode="lr-tb" style:editable="false">
        <style:columns fo:column-count="3" fo:column-gap="1.27cm">
          <style:column style:rel-width="21065*" fo:start-indent="0cm" fo:end-indent="0.635cm"/>
          <style:column style:rel-width="23397*" fo:start-indent="0.635cm" fo:end-indent="0.635cm"/>
          <style:column style:rel-width="21072*"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7*"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NTERPRETER DESIGN AND IMPLEMENTATION</text:p>
      <text:p text:style-name="P5"/>
      <text:section text:style-name="Sect1" text:name="Section1">
        <text:p text:style-name="P2"><text:span text:style-name="T3">Rajarshi Bhattacharya</text:span><text:span text:style-name="T4"><text:line-break/></text:span><text:span text:style-name="T1">Email: rbkumar712@gmail.com<text:line-break/>St. Xaviers’ College(Autonomous), Kolkata</text:span><text:span text:style-name="T2"><text:line-break/></text:span></text:p>
        <text:p text:style-name="P3"><text:s/></text:p>
        <text:p text:style-name="P4"><text:s/></text:p>
      </text:section>
      <text:section text:style-name="Sect2" text:name="Section3">
        <text:p text:style-name="P1"><text:span text:style-name="T6"><text:tab/>Abstract</text:span>—In this paper, an interpreter will be designed and implemented for subset of a Language using software engineering concepts and C language. Some of its components form the basis for different engineering tools. This paper demonstrates the basic implementation of tokenizer, scanner, parser, abstract syntax tree, virtual macchine etc. which can provide a useful track for the evolution of an interpreter.</text:p>
        <text:p text:style-name="Abstract">Keywords<text:span text:style-name="T6">— Interpreter, AST, Virtual Machine</text:span></text:p>
        <text:h text:style-name="Heading_20_1" text:outline-level="1">Introduction</text:h>
        <text:p text:style-name="P14">An interpreter translates high-level instructions into an intermediate form, which it then executes. In contrast, a <text:a xlink:type="simple" xlink:href="https://www.webopedia.com/definitions/compilier/" text:style-name="Internet_20_link" text:visited-style-name="Visited_20_Internet_20_Link"><text:span text:style-name="Internet_20_link"><text:span text:style-name="T8">compiler</text:span></text:span></text:a> translates high-level instructions directly into <text:a xlink:type="simple" xlink:href="https://www.webopedia.com/definitions/machine-language/" text:style-name="Internet_20_link" text:visited-style-name="Visited_20_Internet_20_Link"><text:span text:style-name="Internet_20_link"><text:span text:style-name="T8">machine language</text:span></text:span></text:a>. Compiled programs generally run faster than interpreted programs. The advantage of an interpreter, however, is that it does not need to go through the compilation stage during which machine instructions are generated. This process can be time-consuming if the program is long. The interpreter, on the other hand, can immediately execute high-level programs.</text:p>
        <text:p text:style-name="P25">An interpreter is just a program. As input, it takes a specification of a program in some language. As output, it produces the output of the input program. <text:span text:style-name="T9">It</text:span> translates code like a compiler but reads the code and immediately executes on that code, and therefore is initially faster than a compiler. Thus, interpreters are often used in software development tools as debugging tools, as they can execute a single <text:span text:style-name="T9">l</text:span>in<text:span text:style-name="T9">e</text:span> of code at a time<text:span text:style-name="T9">.</text:span> But an interpreter, although skipping the step of compilation of the entire program to start, is much slower to execute than the same program that’s been completely compile<text:span text:style-name="T9">d.</text:span></text:p>
        <text:p text:style-name="P16">By designing a new interpreter, we can invent a new language. In this paper, we will explore how to implement an interpreter with C language. The language will contain the following syntax mainly,</text:p>
        <table:table table:name="Table1" table:style-name="Table1">
          <table:table-column table:style-name="Table1.A"/>
          <table:table-column table:style-name="Table1.B"/>
          <table:table-row table:style-name="Table1.1">
            <table:table-cell table:style-name="Table1.A1" office:value-type="string">
              <text:p text:style-name="P9"/>
            </table:table-cell>
            <table:table-cell table:style-name="Table1.B1" office:value-type="string">
              <text:p text:style-name="P10"/>
            </table:table-cell>
          </table:table-row>
          <table:table-row table:style-name="Table1.2">
            <table:table-cell table:style-name="Table1.A1" office:value-type="string">
              <text:p text:style-name="P9"/>
            </table:table-cell>
            <table:table-cell table:style-name="Table1.B2" office:value-type="string">
              <text:p text:style-name="P8"><text:span text:style-name="T16">start</text:span></text:p>
              <text:p text:style-name="P11">x=2*3;</text:p>
            </table:table-cell>
          </table:table-row>
          <table:table-row table:style-name="Table1.2">
            <table:table-cell table:style-name="Table1.A1" office:value-type="string">
              <text:p text:style-name="P9"/>
            </table:table-cell>
            <table:table-cell table:style-name="Table1.B2" office:value-type="string">
              <text:p text:style-name="P11">val=x+6;</text:p>
            </table:table-cell>
          </table:table-row>
          <table:table-row table:style-name="Table1.2">
            <table:table-cell table:style-name="Table1.A1" office:value-type="string">
              <text:p text:style-name="P9"/>
            </table:table-cell>
            <table:table-cell table:style-name="Table1.B2" office:value-type="string">
              <text:p text:style-name="P11">print "x=",x," val=",val," ";</text:p>
            </table:table-cell>
          </table:table-row>
          <table:table-row table:style-name="Table1.2">
            <table:table-cell table:style-name="Table1.A1" office:value-type="string">
              <text:p text:style-name="P9"/>
            </table:table-cell>
            <table:table-cell table:style-name="Table1.B2" office:value-type="string">
              <text:p text:style-name="P8"><text:span text:style-name="T16">end</text:span></text:p>
            </table:table-cell>
          </table:table-row>
        </table:table>
        <text:p text:style-name="P16"/>
        <text:p text:style-name="P26"><text:span text:style-name="T9">Here, “start”, “end” and “print” are keywords, “x”, “val” are variables and the interpretation of the program is same as any standard algorithm or language.</text:span></text:p>
        <text:p text:style-name="P16"/>
        <text:p text:style-name="Text_20_body">The paper is organized as follows: section II presents the background and related work, and section III describes the design and development process. The conclusions and future work are discussed in section IV.</text:p>
        <text:h text:style-name="Heading_20_1" text:outline-level="1">BACKGROUND AND RELATED WORK</text:h>
        <text:h text:style-name="Heading_20_2" text:outline-level="2">Background</text:h>
        <text:p text:style-name="Text_20_body">The main purpose of a compiler or an interpreter is to translate a source program written in a high-level source language to machine language. The language used to write the compiler or interpreter is called implementation language<text:span text:style-name="T9"> (Here, it is C)</text:span>. The difference between a compiler and an interpreter is that a compiler generates object code written in the machine language and the interpreter executes the instructions. A utility program called a linker combines the contents of one or more object files along with any needed runtime library routines into a single object program that the computer can load and execute. An interpreter does not generate an object program. When you feed a source program into an interpreter, it takes over to check and execute the program. Since the interpreter is in control when it is executing the source program, when it encounters an error it can stop and display a message containing the line number of the offending statement and the name of the variable. It can even prompt the user for some corrective action before resuming execution of the program.<text:span text:style-name="T9"> There are several types of interpreters that can be designed for a language such as,</text:span></text:p>
        <text:list xml:id="list98337440" text:style-name="WW8Num15">
          <text:list-item>
            <text:p text:style-name="P19"><text:span text:style-name="T9">Bytecode interpreters</text:span></text:p>
          </text:list-item>
          <text:list-item>
            <text:p text:style-name="P17">Threaded code interpreters</text:p>
          </text:list-item>
          <text:list-item>
            <text:p text:style-name="P19"><text:span text:style-name="T9">Just-in-time compilers(hybrid compiler)</text:span></text:p>
          </text:list-item>
          <text:list-item>
            <text:p text:style-name="P19"><text:span text:style-name="T9">Abstract Syntax Tree(AST) interpreters</text:span></text:p>
          </text:list-item>
        </text:list>
        <text:p text:style-name="Text_20_body"><text:span text:style-name="T9">In this paper an AST interpreter is designed for the language stated previously.</text:span></text:p>
        <text:p text:style-name="Text_20_body">The <text:span text:style-name="T9">interpretation </text:span>process <text:span text:style-name="T9">can mainly be </text:span>divided into <text:span text:style-name="T9">3</text:span> functional increments. Before moving to the next increment, the current increment has to be tested and validated. The increments are:</text:p>
        <text:list xml:id="list1258038875" text:style-name="WW8Num12">
          <text:list-item>
            <text:p text:style-name="P20"><text:span text:style-name="T9">Scanning or tokenizing</text:span></text:p>
          </text:list-item>
          <text:list-item>
            <text:p text:style-name="P20"><text:span text:style-name="T9">Parsing(which is basically forming the AST)</text:span></text:p>
          </text:list-item>
          <text:list-item>
            <text:p text:style-name="P20"><text:span text:style-name="T9">Interpreting the AST</text:span></text:p>
          </text:list-item>
        </text:list>
        <text:p text:style-name="Text_20_body">Interpreters are complex programs, and writing them successfully is hard work. To tackle the complexity, a strong software engineering approach can be used. Design patterns, Unified Modeling Languages (UML) diagrams, and other modern object-oriented design practices make the code understandable and manageable.</text:p>
        <text:h text:style-name="Heading_20_2" text:outline-level="2"><text:soft-page-break/>Related Work</text:h>
        <text:p text:style-name="P26">Interpreters were used as early as 1952 to ease programming within the limitations of computers at the time (e.g. a shortage of program storage space, or no native support for floating point numbers). Interpreters were also used to translate between low-level machine languages, allowing code to be written for machines that were still under construction and tested on computers that already existed. The first interpreted high-level language was <text:a xlink:type="simple" xlink:href="https://en.wikipedia.org/wiki/Lisp_(programming_language)" text:style-name="Internet_20_link" text:visited-style-name="Visited_20_Internet_20_Link"><text:span text:style-name="Internet_20_link"><text:span text:style-name="T8">Lisp</text:span></text:span></text:a>. Lisp was first implemented in 1958 by <text:a xlink:type="simple" xlink:href="https://en.wikipedia.org/wiki/Steve_Russell_(computer_scientist)" text:style-name="Internet_20_link" text:visited-style-name="Visited_20_Internet_20_Link"><text:span text:style-name="Internet_20_link"><text:span text:style-name="T8">Steve Russell</text:span></text:span></text:a> on an <text:a xlink:type="simple" xlink:href="https://en.wikipedia.org/wiki/IBM_704" text:style-name="Internet_20_link" text:visited-style-name="Visited_20_Internet_20_Link"><text:span text:style-name="Internet_20_link"><text:span text:style-name="T8">IBM 704</text:span></text:span></text:a> computer. Russell had read <text:a xlink:type="simple" xlink:href="https://en.wikipedia.org/wiki/John_McCarthy_(computer_scientist)" text:style-name="Internet_20_link" text:visited-style-name="Visited_20_Internet_20_Link"><text:span text:style-name="Internet_20_link"><text:span text:style-name="T8">John McCarthy</text:span></text:span></text:a>'s paper, and realized (to McCarthy's surprise) that the Lisp eval function could be implemented in machine code. The result was a working Lisp interpreter which could be used to run Lisp programs, or more properly, "evaluate Lisp expressions".</text:p>
        <text:p text:style-name="P26">While the area of interpreter design, as a subset of compiler design is well-established and documented, it is not typically the subject of formalized software engineering concepts.</text:p>
        <text:h text:style-name="Heading_20_1" text:outline-level="1">DESIGN AND IMPLMENTATION</text:h>
        <text:p text:style-name="P14">In the spectrum between interpreting and compiling, one of the approaches is to transform the source code into an optimized Abstract Syntax Tree or AST, then execute the program following that tree structure, or use it to generate native code <text:a xlink:type="simple" xlink:href="https://en.wikipedia.org/wiki/Just-in-time_compilation" text:style-name="Internet_20_link" text:visited-style-name="Visited_20_Internet_20_Link"><text:span text:style-name="Internet_20_link"><text:span text:style-name="T8">just-in-time</text:span></text:span></text:a>. In this approach, each sentence needs to be parsed just once. As an advantage over bytecode, the AST keeps the global program structure and relations between statements (which is lost in a bytecode representation), and when compressed provides a more compact representation. Thus, using AST has been proposed as a better intermediate format for just-in-time compilers than bytecode. Also, it allows the system to perform better analysis during runtime.</text:p>
        <text:p text:style-name="P14">However, for interpreters, an AST causes more overhead than a bytecode interpreter, because of nodes related to syntax performing no useful work, of a less sequential representation (requiring traversal of more pointers) and of overhead visiting the tree. </text:p>
        <text:h text:style-name="Heading_20_2" text:outline-level="2">Syntax and Semantics</text:h>
        <text:p text:style-name="P26"><text:span text:style-name="T9">One of the example for the language was given before. So, basically the language contains 3 keywords,</text:span></text:p>
        <text:list xml:id="list479007566" text:style-name="WW8Num22">
          <text:list-item>
            <text:p text:style-name="P21"><text:span text:style-name="T9">print</text:span></text:p>
          </text:list-item>
          <text:list-item>
            <text:p text:style-name="P21"><text:span text:style-name="T9">start</text:span></text:p>
          </text:list-item>
          <text:list-item>
            <text:p text:style-name="P18">end</text:p>
          </text:list-item>
        </text:list>
        <text:p text:style-name="P26"><text:span text:style-name="T9">Also, the language will support basic arithmatic operators like ‘+’, ‘-‘, ‘*’ and ‘/’. Also, it will support strings, left paranthesis(‘(’), right paranthesis(‘)’), comma(‘,’), <text:s/>semicolon(‘;’) and assignment(‘=’).</text:span></text:p>
        <text:p text:style-name="P26"><text:span text:style-name="T9">The grammar of the language is simple </text:span><text:span text:style-name="T11">as following,</text:span></text:p>
        <text:list xml:id="list2754370089" text:style-name="WW8Num19">
          <text:list-item>
            <text:p text:style-name="P22"><text:span text:style-name="T9">Every program must start with a “start” keyword and end with “end” keyword and in between these two keywords the main body of the program must take place.</text:span></text:p>
          </text:list-item>
          <text:list-item>
            <text:p text:style-name="P22"><text:span text:style-name="T9">The body of the program will contain list of statements which can be either a print statement or declaration of variables and every statement must end with a semicolon.</text:span></text:p>
          </text:list-item>
          <text:list-item>
            <text:p text:style-name="P22"><text:span text:style-name="T9">Only int type variables are supported.</text:span></text:p>
          </text:list-item>
          <text:list-item>
            <text:p text:style-name="P23"><text:span text:style-name="T9">Multiple declarations of variables in a single line is </text:span><text:span text:style-name="T12">not</text:span><text:span text:style-name="T9"> allowed.</text:span></text:p>
          </text:list-item>
          <text:list-item>
            <text:p text:style-name="P24"><text:span text:style-name="T9">The print statement may contain a string or a variable which is declared before or an expression or a string with an expression or variable. Each of these must be separated by comma.</text:span></text:p>
          </text:list-item>
          <text:list-item>
            <text:p text:style-name="P24"><text:span text:style-name="T9">The newlines and spaces will be ignored except for print keyword where, there must be a space after the print keyword and the contents to be printed.</text:span></text:p>
          </text:list-item>
        </text:list>
        <text:h text:style-name="Heading_20_2" text:outline-level="2">Design of the scanner</text:h>
        <text:p text:style-name="P29"><text:span text:style-name="T9">As stated before, the scanner will tokenize the whole program into the following tokens.</text:span></text:p>
        <text:list xml:id="list3955835793" text:style-name="WW8Num24">
          <text:list-item>
            <text:p text:style-name="P27"><text:span text:style-name="T9">ID: This contains all the “print”, “start”, “end” keywords and the variable names</text:span></text:p>
          </text:list-item>
          <text:list-item>
            <text:p text:style-name="P27"><text:span text:style-name="T9">LPAREN: Which is left parathesis.</text:span></text:p>
          </text:list-item>
          <text:list-item>
            <text:p text:style-name="P27"><text:span text:style-name="T9">RPAREN: This is the right parathesis.</text:span></text:p>
          </text:list-item>
          <text:list-item>
            <text:p text:style-name="P28"/>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9">:</text:span></text:p>
        <text:p text:style-name="equation"><text:tab/><text:span text:style-name="T17">a</text:span><text:span text:style-name="T17">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2339284545" text:style-name="WW8Num17">
          <text:list-item>
            <text:p text:style-name="bullet_20_list">The word “data” is plural, not singular.</text:p>
          </text:list-item>
          <text:list-item>
            <text:p text:style-name="bullet_20_list">The subscript for the permeability of vacuum <text:span text:style-name="T18"></text:span><text:span text:style-name="T19">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text:soft-page-break/>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0">The template is designed</text:span><text:span text:style-name="T10"> for,</text:span><text:span text:style-name="T20"> but not limited to</text:span><text:span text:style-name="T10">, six authors.</text:span><text:span text:style-name="T9">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9"> </text:span>Please keep your affiliations as succinct as possible (for example, do not differentiate among departments of the same organization).</text:p>
        <text:h text:style-name="Heading_20_3" text:outline-level="3">For papers with more than six authors: <text:span text:style-name="T21">Add author names horizontally, moving to a third row if needed for more than 8 authors.</text:span></text:h>
        <text:h text:style-name="Heading_20_3" text:outline-level="3">For papers with less than six authors: <text:span text:style-name="T21">To change the default, adjust the template as follows.</text:span></text:h>
        <text:h text:style-name="Heading_20_4" text:outline-level="4">Selection: <text:span text:style-name="T21">Highlight all author and affiliation lines.</text:span></text:h>
        <text:h text:style-name="Heading_20_4" text:outline-level="4">Change number of columns: <text:span text:style-name="T21">Select the Columns icon from the MS Word Standard toolbar and then select the correct number of columns from the selection palette.</text:span></text:h>
        <text:h text:style-name="Heading_20_4" text:outline-level="4">Deletion: <text:span text:style-name="T21">Delete the author and affiliation lines for the extra authors.</text:span></text:h>
        <text:p text:style-name="P12"/>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4"><text:s/></text:span>Positioning Figures and Tables: <text:span text:style-name="T21">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2736410815" text:style-name="WW8Num26">
          <text:list-item>
            <text:p text:style-name="table_20_head">Table Type Styles</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table:number-rows-spanned="2" office:value-type="string">
                <text:p text:style-name="table_20_col_20_head">Table Head</text:p>
              </table:table-cell>
              <table:table-cell table:style-name="Table2.B1" table:number-columns-spanned="3" office:value-type="string">
                <text:p text:style-name="table_20_col_20_head">Table Column Head</text:p>
              </table:table-cell>
              <table:covered-table-cell/>
              <table:covered-table-cell/>
            </table:table-row>
            <table:table-row table:style-name="Table2.1">
              <table:covered-table-cell/>
              <table:table-cell table:style-name="Table2.A1" office:value-type="string">
                <text:p text:style-name="table_20_col_20_subhead">Table column subhead</text:p>
              </table:table-cell>
              <table:table-cell table:style-name="Table2.A1" office:value-type="string">
                <text:p text:style-name="table_20_col_20_subhead">Subhead</text:p>
              </table:table-cell>
              <table:table-cell table:style-name="Table2.B1" office:value-type="string">
                <text:p text:style-name="table_20_col_20_subhead">Subhead</text:p>
              </table:table-cell>
            </table:table-row>
          </table:table-header-rows>
          <table:table-row table:style-name="Table2.3">
            <table:table-cell table:style-name="Table2.A1" office:value-type="string">
              <text:p text:style-name="table_20_copy">copy</text:p>
            </table:table-cell>
            <table:table-cell table:style-name="Table2.A1" office:value-type="string">
              <text:p text:style-name="table_20_copy">More table copy<text:span text:style-name="T24">a</text:span></text:p>
            </table:table-cell>
            <table:table-cell table:style-name="Table2.A1" office:value-type="string">
              <text:p text:style-name="P13"/>
            </table:table-cell>
            <table:table-cell table:style-name="Table2.B1" office:value-type="string">
              <text:p text:style-name="P13"/>
            </table:table-cell>
          </table:table-row>
        </table:table>
        <text:list xml:id="list2148606018" text:style-name="WW8Num21">
          <text:list-item>
            <text:p text:style-name="table_20_footnote">Sample of a Table footnote. (<text:span text:style-name="T5">Table footnote</text:span>)</text:p>
          </text:list-item>
        </text:list>
        <text:list xml:id="list3391438045" text:style-name="WW8Num25">
          <text:list-item>
            <text:p text:style-name="figure_20_caption">Example of a figure caption. <text:span text:style-name="T7">(</text:span><text:span text:style-name="T6">figure caption</text:span><text:span text:style-name="T7">)</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6">(</text:span><text:span text:style-name="T25">Heading 5</text:span><text:span text:style-name="T6">)</text:span></text:h>
        <text:p text:style-name="Text_20_body">The preferred spelling of the word “acknowledgment” in America is without an “e” after the “g”. Avoid the stilted expression “<text:span text:style-name="T9">o</text:span>ne of us (R. B. G.) thanks ...<text:span text:style-name="T9">”. <text:s/></text:span>Instead, try “R. B. G. thanks...”.<text:span text:style-name="T9"> </text:span>Put sponsor acknowledgments in the unnumbered footnote on the first page.</text:p>
        <text:h text:style-name="Heading_20_5" text:outline-level="5"><text:soft-page-break/>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9"> </text:span>...”</text:p>
        <text:p text:style-name="Text_20_body">Number footnotes separately in superscripts. Place the actual footnote at the bottom of the column in which it was cited. Do not put footnotes in the<text:span text:style-name="T9"> abstract or</text:span> reference list. Use letters for table footnotes.</text:p>
        <text:p text:style-name="Text_20_body">Unless there are six authors or more give all authors<text:span text:style-name="T9">’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244326606" text:style-name="WW8Num23">
          <text:list-item>
            <text:p text:style-name="P31">G. Eason, B. Noble, and I. N. Sneddon, “On certain integrals of Lipschitz-Hankel type involving products of Bessel functions,” Phil. Trans. Roy. Soc. London, vol. A247, pp. 529–551, April 1955. <text:span text:style-name="T6">(references)</text:span></text:p>
          </text:list-item>
          <text:list-item>
            <text:p text:style-name="P31">J. Clerk Maxwell, A Treatise on Electricity and Magnetism, 3rd ed., vol. 2. Oxford: Clarendon, 1892, pp.68–73.</text:p>
          </text:list-item>
          <text:list-item>
            <text:p text:style-name="P31">I. S. Jacobs and C. P. Bean, “Fine particles, thin films and exchange anisotropy,” in Magnetism, vol. III, G. T. Rado and H. Suhl, Eds. New York: Academic, 1963, pp. 271–350.</text:p>
          </text:list-item>
          <text:list-item>
            <text:p text:style-name="P31">K. Elissa, “Title of paper if known,” unpublished.</text:p>
          </text:list-item>
          <text:list-item>
            <text:p text:style-name="P31">R. Nicole, “Title of paper with only first word capitalized,” J. Name Stand. Abbrev., in press.</text:p>
          </text:list-item>
          <text:list-item>
            <text:p text:style-name="P31">Y. Yorozu, M. Hirano, K. Oka, and Y. Tagawa, “Electron spectroscopy studies on magneto-optical media and plastic substrate interface,” IEEE Transl. J. Magn. Japan, vol. 2, pp. 740–741, August 1987 [Digests 9th Annual Conf. Magnetics Japan, p. 301, 1982].</text:p>
          </text:list-item>
          <text:list-item>
            <text:p text:style-name="P31">M. Young, The Technical Writer’s Handbook. Mill Valley, CA: University Science, 1989.</text:p>
          </text:list-item>
        </text:list>
        <text:p text:style-name="P32"/>
        <text:p text:style-name="P33"><text:span text:style-name="T26">IEEE conference templates contain guidance text for composing and formatting conference papers. Please ensure that all template text is removed from your conference paper prior to submission to the conference. Failure to remove template text from your paper may</text:span> result in your paper not being published.</text:p>
      </text:section>
      <text:section text:style-name="Sect3" text:name="Section4">
        <text:p text:style-name="P15"><draw:frame draw:style-name="fr1" draw:name="Frame1" text:anchor-type="char" svg:y="0.686cm" svg:width="8.915cm" svg:height="3.2cm" draw:z-index="0"><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7">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5">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6">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23">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21">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6">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paragraph-properties fo:margin-top="0.176cm" fo:margin-bottom="0.176cm" loext:contextual-spacing="false" fo:text-align="start" style:justify-single-word="false"/>
      <style:text-properties fo:font-size="12pt" fo:language="en" fo:country="IN" style:font-name-asian="Times New Roman" style:font-family-asian="'Times New Roman'" style:font-family-generic-asian="roman"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6z1" style:family="text">
      <style:text-properties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20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0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20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20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20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0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86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3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0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67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4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1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48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5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78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4.32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5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86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8.13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9.4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67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0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0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20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20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0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0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0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14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41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68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95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22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49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76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03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3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1.27cm" fo:margin-bottom="1.27cm" fo:margin-left="1.575cm" fo:margin-right="1.5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27cm" fo:margin-top="1.171cm" style:dynamic-spacing="true"/>
      </style:footer-style>
    </style:page-layout>
    <style:page-layout style:name="Mpm2">
      <style:page-layout-properties fo:page-width="21.001cm" fo:page-height="29.7cm" style:num-format="1" style:print-orientation="portrait" fo:margin-top="1.905cm" fo:margin-bottom="2.54cm" fo:margin-left="1.6cm" fo:margin-right="1.6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05cm" fo:margin-bottom="2.54cm" fo:margin-left="1.575cm" fo:margin-right="1.5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M.SC. COMPUTER SCIENCE 2019-21 ROLL NO-537</text:p>
      </loext:header-first>
      <style:footer>
        <text:p text:style-name="Footer"/>
      </style:footer>
      <loext:footer-first>
        <text:p text:style-name="MP2"/>
      </loext: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dc:subject/>
    <meta:keyword/>
    <meta:initial-creator>IEEE</meta:initial-creator>
    <meta:creation-date>2021-01-05T00:30:00</meta:creation-date>
    <dc:date>2021-01-07T01:22:31.316551915</dc:date>
    <meta:editing-cycles>5</meta:editing-cycles>
    <meta:editing-duration>PT13H5M45S</meta:editing-duration>
    <meta:document-statistic meta:table-count="2" meta:image-count="0" meta:object-count="0" meta:page-count="5" meta:paragraph-count="117" meta:word-count="2861" meta:character-count="17479" meta:non-whitespace-character-count="14800"/>
    <meta:generator>LibreOffice/6.4.5.2$Linux_X86_64 LibreOffice_project/40$Build-2</meta:generator>
  </office:meta>
</office:document-meta>
</file>